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000000" style:text-position="33% 58%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OLD TESTAMENT</text:span></text:p>
            <text:p text:style-name="P1"><text:span text:style-name="T2">Ezekiel 2:1–5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892cm" svg:height="7.766cm" svg:x="1.778cm" svg:y="0.762cm">
          <draw:text-box>
            <text:p text:style-name="P4"><text:span text:style-name="T4">1</text:span><text:span text:style-name="T5">He said to me, “Son of man, stand on your feet, and I will speak with you.” </text:span></text:p>
            <text:p text:style-name="P5"><text:span text:style-name="T6">2</text:span><text:span text:style-name="T7">And as he spoke to me, the Spirit entered into me and set me on my feet, and I heard him speaking to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5.146cm" svg:height="6.76cm" svg:x="1.524cm" svg:y="0.86cm">
          <draw:text-box>
            <text:p text:style-name="P4"><text:span text:style-name="T8">3</text:span><text:span text:style-name="T9">And he said to me, “Son of man, I send you to the people of Israel, to nations of rebels, who have rebelled against me. They and their fathers have transgressed against me to this very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146cm" svg:height="5.49cm" svg:x="1.524cm" svg:y="0.86cm">
          <draw:text-box>
            <text:p text:style-name="P4"><text:span text:style-name="T10">4</text:span><text:span text:style-name="T11">The descendants also are impudent and stubborn: </text:span><text:span text:style-name="T9">I send you to them, and you shall say to them, ‘Thus says the Lord GOD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4.892cm" svg:height="5.08cm" svg:x="1.524cm" svg:y="0.981cm">
          <draw:text-box>
            <text:p text:style-name="P4"><text:span text:style-name="T8">5</text:span><text:span text:style-name="T9">And whether they hear or refuse to hear (for they are a rebellious house) they will know that a prophet has been among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9:35:13.769000000</meta:creation-date>
    <dc:title>Hymn template</dc:title>
    <meta:editing-duration>PT14M39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7-03T14:39:00.104000000</dc:date>
    <meta:document-statistic meta:object-count="91"/>
    <meta:template xlink:type="simple" xlink:actuate="onRequest" xlink:title="Hymn template" xlink:href="../../AppData/Roaming/LibreOffice/4/user/template/Worship%20Templsates/Hymn%20template.otp" meta:date="2015-07-01T19:35:13.426000000"/>
  </office:meta>
</office:document-meta>
</file>